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int all numbers in an intervalle of 2 numbers Print all odd numbers in an intervalle of 2 numbers Print all sum of all numbers in an intervalle of 2 numbers Print all elts of the array Print the max value of the array Print average of the array Print all the array of odd integers of the intervalle Print the number of the value greater than y Print the square of all the elements of the array Print the array where all the negative value were replaced by 0 Print [Max, Min, Avg] of the array Print the shifted array with the last value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0:35:51.497952218</meta:creation-date>
    <dc:date>2019-01-25T20:37:27.945144627</dc:date>
    <meta:editing-duration>PT1M37S</meta:editing-duration>
    <meta:editing-cycles>1</meta:editing-cycles>
    <meta:document-statistic meta:table-count="0" meta:image-count="0" meta:object-count="0" meta:page-count="1" meta:paragraph-count="1" meta:word-count="106" meta:character-count="540" meta:non-whitespace-character-count="435"/>
    <meta:generator>LibreOffice/6.1.4.2$MacOSX_X86_64 LibreOffice_project/9d0f32d1f0b509096fd65e0d4bec26ddd1938fd3</meta:generator>
  </office:meta>
</office:document-meta>
</file>